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e31d" officeooo:paragraph-rsid="0000e31d"/>
    </style:style>
    <style:style style:name="P2" style:family="paragraph" style:parent-style-name="Text_20_body">
      <style:text-properties officeooo:rsid="0001b304" officeooo:paragraph-rsid="0001b304"/>
    </style:style>
    <style:style style:name="P3" style:family="paragraph" style:parent-style-name="Text_20_body">
      <style:text-properties officeooo:rsid="000347e0" officeooo:paragraph-rsid="000347e0"/>
    </style:style>
    <style:style style:name="P4" style:family="paragraph" style:parent-style-name="Text_20_body">
      <style:text-properties officeooo:rsid="00044ab4" officeooo:paragraph-rsid="00044ab4"/>
    </style:style>
    <style:style style:name="P5" style:family="paragraph" style:parent-style-name="Text_20_body">
      <style:text-properties officeooo:rsid="00044ab4" officeooo:paragraph-rsid="00059997"/>
    </style:style>
    <style:style style:name="P6" style:family="paragraph" style:parent-style-name="Text_20_body">
      <style:text-properties officeooo:rsid="0007108b" officeooo:paragraph-rsid="0007108b"/>
    </style:style>
    <style:style style:name="P7" style:family="paragraph" style:parent-style-name="Text_20_body">
      <style:text-properties officeooo:rsid="000ee407" officeooo:paragraph-rsid="000ee407"/>
    </style:style>
    <style:style style:name="P8" style:family="paragraph" style:parent-style-name="Text_20_body">
      <style:text-properties officeooo:rsid="000f8e07" officeooo:paragraph-rsid="000f8e07"/>
    </style:style>
    <style:style style:name="P9" style:family="paragraph" style:parent-style-name="Title">
      <style:text-properties officeooo:rsid="0000e31d" officeooo:paragraph-rsid="0000e31d"/>
    </style:style>
    <style:style style:name="T1" style:family="text">
      <style:text-properties officeooo:rsid="000599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efficients from Properties</text:p>
      <text:p text:style-name="P1">Suppose there is a data set that forms a curve with three critical points and a shape that is consistent with a curve given by a degree four polynomial. <text:s/>From just these three critical points, it is possible to find all of the coefficients <text:span text:style-name="T1">of said polynomial, henceforth denoted as ‘f’</text:span>.</text:p>
      <text:p text:style-name="P1">Let <draw:frame draw:style-name="fr1" draw:name="Object1" text:anchor-type="as-char" svg:y="-0.1484in" svg:width="0.6409in" svg:height="0.1839in" draw:z-index="0"><draw:object xlink:href="./Object 1" xlink:type="simple" xlink:show="embed" xlink:actuate="onLoad"/><draw:image xlink:href="./ObjectReplacements/Object 1" xlink:type="simple" xlink:show="embed" xlink:actuate="onLoad"/></draw:frame>be defined as <draw:frame draw:style-name="fr1" draw:name="Object2" text:anchor-type="as-char" svg:y="-0.172in" svg:width="2.8457in" svg:height="0.2193in" draw:z-index="1"><draw:object xlink:href="./Object 2" xlink:type="simple" xlink:show="embed" xlink:actuate="onLoad"/><draw:image xlink:href="./ObjectReplacements/Object 2" xlink:type="simple" xlink:show="embed" xlink:actuate="onLoad"/></draw:frame>, where <draw:frame draw:style-name="fr1" draw:name="Object3" text:anchor-type="as-char" svg:y="-0.1484in" svg:width="0.4598in" svg:height="0.1839in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1"><draw:frame draw:style-name="fr1" draw:name="Object4" text:anchor-type="as-char" svg:y="-0.6272in" svg:width="2.3909in" svg:height="1.194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The roots of ‘g’ are equal to the x-coordinates of the critical points of ‘f’ and the roots of ‘h’ are equal to the x-coordinates of the inflection points of ‘f’. <text:s/></text:p>
      <text:p text:style-name="P2">To solve for ‘b’ in terms of ‘a’ first note that x-coordinate of the extremum of ‘h’ is at the center of the two inflection points of ‘f’.</text:p>
      <text:p text:style-name="P2"><draw:frame draw:style-name="fr1" draw:name="Object5" text:anchor-type="as-char" svg:y="-0.2689in" svg:width="1.4689in" svg:height="0.418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And <text:span text:style-name="T1">the</text:span> x-coordinate of the extremum of ‘h’ is equal to the root of ‘r’.</text:p>
      <text:p text:style-name="P2"><draw:frame draw:style-name="fr1" draw:name="Object6" text:anchor-type="as-char" svg:y="-0.152in" svg:width="1.0437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Which makes it possible to solve for ‘b’ in terms of ‘a’.</text:p>
      <text:p text:style-name="P2"><draw:frame draw:style-name="fr1" draw:name="Object7" text:anchor-type="as-char" svg:y="-0.3307in" svg:width="2.5862in" svg:height="0.625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Next, solve for ‘c’ in terms of ‘a’.</text:p>
      <text:p text:style-name="P3"><draw:frame draw:style-name="fr1" draw:name="Object8" text:anchor-type="as-char" svg:y="-0.152in" svg:width="0.7772in" svg:height="0.2126in" draw:z-index="7"><draw:object xlink:href="./Object 8" xlink:type="simple" xlink:show="embed" xlink:actuate="onLoad"/><draw:image xlink:href="./ObjectReplacements/Object 8" xlink:type="simple" xlink:show="embed" xlink:actuate="onLoad"/></draw:frame>, where <draw:frame draw:style-name="fr1" draw:name="Object9" text:anchor-type="as-char" svg:y="-0.1484in" svg:width="1.178in" svg:height="0.2091in" draw:z-index="8"><draw:object xlink:href="./Object 9" xlink:type="simple" xlink:show="embed" xlink:actuate="onLoad"/><draw:image xlink:href="./ObjectReplacements/Object 9" xlink:type="simple" xlink:show="embed" xlink:actuate="onLoad"/></draw:frame>.</text:p>
      <text:p text:style-name="P3"><draw:frame draw:style-name="fr1" draw:name="Object10" text:anchor-type="as-char" svg:y="-0.4583in" svg:width="2.6874in" svg:height="0.881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To solve for ‘d’ in terms of ‘a’:</text:p>
      <text:p text:style-name="P5"><draw:frame draw:style-name="fr1" draw:name="Object11" text:anchor-type="as-char" svg:y="-0.152in" svg:width="0.8161in" svg:height="0.2126in" draw:z-index="10"><draw:object xlink:href="./Object 11" xlink:type="simple" xlink:show="embed" xlink:actuate="onLoad"/><draw:image xlink:href="./ObjectReplacements/Object 11" xlink:type="simple" xlink:show="embed" xlink:actuate="onLoad"/></draw:frame>where <draw:frame draw:style-name="fr1" draw:name="Object12" text:anchor-type="as-char" svg:y="-0.1484in" svg:width="0.7in" svg:height="0.2091in" draw:z-index="11"><draw:object xlink:href="./Object 12" xlink:type="simple" xlink:show="embed" xlink:actuate="onLoad"/><draw:image xlink:href="./ObjectReplacements/Object 12" xlink:type="simple" xlink:show="embed" xlink:actuate="onLoad"/></draw:frame>and <draw:frame draw:style-name="fr1" draw:name="Object13" text:anchor-type="as-char" svg:y="-0.1484in" svg:width="0.3508in" svg:height="0.2091in" draw:z-index="12"><draw:object xlink:href="./Object 13" xlink:type="simple" xlink:show="embed" xlink:actuate="onLoad"/><draw:image xlink:href="./ObjectReplacements/Object 13" xlink:type="simple" xlink:show="embed" xlink:actuate="onLoad"/></draw:frame>denotes the set of critical points of ‘f’ ordered under magnitude – i.e. <draw:frame draw:style-name="fr1" draw:name="Object14" text:anchor-type="as-char" svg:y="-0.1484in" svg:width="1.3047in" svg:height="0.2091in" draw:z-index="13"><draw:object xlink:href="./Object 14" xlink:type="simple" xlink:show="embed" xlink:actuate="onLoad"/><draw:image xlink:href="./ObjectReplacements/Object 14" xlink:type="simple" xlink:show="embed" xlink:actuate="onLoad"/></draw:frame>.</text:p>
      <text:p text:style-name="P5"><text:soft-page-break/><draw:frame draw:style-name="fr1" draw:name="Object15" text:anchor-type="as-char" svg:y="-0.5661in" svg:width="4.0327in" svg:height="1.098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Finally, solve for ‘e’ in terms of ‘a’.</text:p>
      <text:p text:style-name="P6"><draw:frame draw:style-name="fr1" draw:name="Object16" text:anchor-type="as-char" svg:y="-0.5807in" svg:width="4.172in" svg:height="1.1264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Which makes it possible to solve for ‘a’.</text:p>
      <text:p text:style-name="P7"><draw:frame draw:style-name="fr1" draw:name="Object17" text:anchor-type="as-char" svg:y="-0.7008in" svg:width="4.5819in" svg:height="1.36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8">It is now possible to find the value of all of the other coefficients of ‘f’ since they are in terms of ‘a’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2T09:47:28.857000000</meta:creation-date>
    <dc:date>2020-07-12T21:33:04.826000000</dc:date>
    <meta:editing-duration>PT1H20M59S</meta:editing-duration>
    <meta:editing-cycles>13</meta:editing-cycles>
    <meta:generator>LibreOffice/6.4.5.2$Windows_X86_64 LibreOffice_project/a726b36747cf2001e06b58ad5db1aa3a9a1872d6</meta:generator>
    <meta:document-statistic meta:table-count="0" meta:image-count="0" meta:object-count="17" meta:page-count="2" meta:paragraph-count="22" meta:word-count="220" meta:character-count="1122" meta:non-whitespace-character-count="912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</mrow>
    <annotation encoding="StarMath 5.0">f:setR toward setR</annotation>
  </semantics>
</math>
</file>

<file path=Object 10/content.xml><?xml version="1.0" encoding="utf-8"?>
<math xmlns="http://www.w3.org/1998/Math/MathML" display="block">
  <semantics>
    <mtable>
      <mtr>
        <mtd>
          <mrow>
            <mn>12</mn>
            <mrow>
              <msubsup>
                <mi mathvariant="italic">aIP</mi>
                <mrow>
                  <mn>0</mn>
                  <mi>x</mi>
                </mrow>
                <mn>2</mn>
              </msubsup>
              <mo stretchy="false">+</mo>
              <mn>6</mn>
            </mrow>
            <mrow>
              <msub>
                <mi mathvariant="italic">bIP</mi>
                <mrow>
                  <mn>0</mn>
                  <mi>x</mi>
                </mrow>
              </msub>
              <mo stretchy="false">+</mo>
              <mi>c</mi>
            </mrow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>c</mi>
            <mrow>
              <mspace width="0.5em"/>
              <mo stretchy="false">=</mo>
              <mrow>
                <mspace width="0.5em"/>
                <mo stretchy="false">−</mo>
                <mrow>
                  <mo fence="true" stretchy="false">(</mo>
                  <mrow>
                    <mrow>
                      <mn>12</mn>
                      <mrow>
                        <msubsup>
                          <mi mathvariant="italic">aIP</mi>
                          <mrow>
                            <mn>0</mn>
                            <mi>x</mi>
                          </mrow>
                          <mn>2</mn>
                        </msubsup>
                        <mo stretchy="false">−</mo>
                        <mn>12</mn>
                      </mrow>
                      <mi>a</mi>
                      <mrow>
                        <mo fence="true" stretchy="false">(</mo>
                        <mrow>
                          <mrow>
                            <msub>
                              <mi mathvariant="italic">IP</mi>
                              <mrow>
                                <mn>0</mn>
                                <mi>x</mi>
                              </mrow>
                            </msub>
                            <mo stretchy="false">+</mo>
                            <msub>
                              <mi mathvariant="italic">IP</mi>
                              <mrow>
                                <mn>1</mn>
                                <mi>x</mi>
                              </mrow>
                            </msub>
                          </mrow>
                        </mrow>
                        <mo fence="true" stretchy="false">)</mo>
                      </mrow>
                      <msub>
                        <mi mathvariant="italic">IP</mi>
                        <mrow>
                          <mn>0</mn>
                          <mi>x</mi>
                        </mrow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>
          <mstyle mathvariant="bold">
            <mrow>
              <mi>c</mi>
              <mrow>
                <mspace width="0.5em"/>
                <mo stretchy="false">=</mo>
                <mspace width="0.5em"/>
              </mrow>
              <mn>12</mn>
              <mrow>
                <mspace width="0.5em"/>
                <mo stretchy="false">⋅</mo>
                <mspace width="0.5em"/>
              </mrow>
              <mi>a</mi>
              <mrow>
                <mspace width="0.5em"/>
                <mo stretchy="false">⋅</mo>
                <mspace width="0.5em"/>
              </mrow>
              <msub>
                <mi mathvariant="italic">IP</mi>
                <mrow>
                  <mn>0</mn>
                  <mi>x</mi>
                </mrow>
              </msub>
              <mrow>
                <mspace width="0.5em"/>
                <mo stretchy="false">⋅</mo>
                <mspace width="0.5em"/>
              </mrow>
              <msub>
                <mi mathvariant="italic">IP</mi>
                <mrow>
                  <mn>1</mn>
                  <mi>x</mi>
                </mrow>
              </msub>
            </mrow>
          </mstyle>
        </mtd>
      </mtr>
    </mtable>
    <annotation encoding="StarMath 5.0">12aIP_0x^2+6bIP_0x+c`=`0
newline
c `=` -( 12aIP_0x^2 -12a(IP_0x + IP_1x)IP_0x )
newline
newline
bold { c `=` 12 ` cdot ` a ` cdot ` IP_0x ` cdot ` IP_1x }</annotation>
  </semantics>
</math>
</file>

<file path=Object 11/content.xml><?xml version="1.0" encoding="utf-8"?>
<math xmlns="http://www.w3.org/1998/Math/MathML" display="block">
  <semantics>
    <mrow>
      <mi>g</mi>
      <mrow>
        <mo fence="true" stretchy="false">(</mo>
        <mrow>
          <msub>
            <mi mathvariant="italic">cp</mi>
            <mi>x</mi>
          </msub>
        </mrow>
        <mo fence="true" stretchy="false">)</mo>
      </mrow>
      <mrow>
        <mspace width="0.5em"/>
        <mo stretchy="false">=</mo>
        <mspace width="0.5em"/>
      </mrow>
      <mn>0</mn>
    </mrow>
    <annotation encoding="StarMath 5.0">g( cp_x )`=`0</annotation>
  </semantics>
</math>
</file>

<file path=Object 12/content.xml><?xml version="1.0" encoding="utf-8"?>
<math xmlns="http://www.w3.org/1998/Math/MathML" display="block">
  <semantics>
    <mrow>
      <msub>
        <mi mathvariant="italic">cp</mi>
        <mi>x</mi>
      </msub>
      <mo stretchy="false">∈</mo>
      <msub>
        <mi mathvariant="italic">CP</mi>
        <mi>x</mi>
      </msub>
    </mrow>
    <annotation encoding="StarMath 5.0">cp_x in CP_x</annotation>
  </semantics>
</math>
</file>

<file path=Object 13/content.xml><?xml version="1.0" encoding="utf-8"?>
<math xmlns="http://www.w3.org/1998/Math/MathML" display="block">
  <semantics>
    <msub>
      <mi mathvariant="italic">CP</mi>
      <mi>x</mi>
    </msub>
    <annotation encoding="StarMath 5.0">CP_x</annotation>
  </semantics>
</math>
</file>

<file path=Object 14/content.xml><?xml version="1.0" encoding="utf-8"?>
<math xmlns="http://www.w3.org/1998/Math/MathML" display="block">
  <semantics>
    <mrow>
      <msub>
        <mi mathvariant="italic">CP</mi>
        <mrow>
          <mn>0</mn>
          <mi>x</mi>
        </mrow>
      </msub>
      <mo stretchy="false">&lt;</mo>
      <msub>
        <mi mathvariant="italic">CP</mi>
        <mrow>
          <mn>1</mn>
          <mi>x</mi>
        </mrow>
      </msub>
      <mo stretchy="false">&lt;</mo>
      <msub>
        <mi mathvariant="italic">CP</mi>
        <mrow>
          <mn>2</mn>
          <mi>x</mi>
        </mrow>
      </msub>
    </mrow>
    <annotation encoding="StarMath 5.0">CP_0x &lt; CP_1x &lt; CP_2x</annotation>
  </semantics>
</math>
</file>

<file path=Object 15/content.xml><?xml version="1.0" encoding="utf-8"?>
<math xmlns="http://www.w3.org/1998/Math/MathML" display="block">
  <semantics>
    <mtable>
      <mtr>
        <mtd>
          <mrow>
            <mn>4</mn>
            <mrow>
              <msubsup>
                <mi mathvariant="italic">aCP</mi>
                <mrow>
                  <mn>2</mn>
                  <mi>x</mi>
                </mrow>
                <mn>3</mn>
              </msubsup>
              <mo stretchy="false">+</mo>
              <mn>3</mn>
            </mrow>
            <mrow>
              <msubsup>
                <mi mathvariant="italic">bCP</mi>
                <mrow>
                  <mn>2</mn>
                  <mi>x</mi>
                </mrow>
                <mn>2</mn>
              </msubsup>
              <mo stretchy="false">+</mo>
              <mn>2</mn>
            </mrow>
            <mrow>
              <msub>
                <mi mathvariant="italic">cCP</mi>
                <mrow>
                  <mn>2</mn>
                  <mi>x</mi>
                </mrow>
              </msub>
              <mo stretchy="false">+</mo>
              <mi>d</mi>
            </mrow>
            <mrow>
              <mspace width="0.5em"/>
              <mo stretchy="false">=</mo>
              <mspace width="0.5em"/>
            </mrow>
            <mn>0</mn>
          </mrow>
        </mtd>
      </mtr>
      <mtr>
        <mtd>
          <mrow/>
        </mtd>
      </mtr>
      <mtr>
        <mtd>
          <mrow>
            <mi>d</mi>
            <mrow>
              <mspace width="0.5em"/>
              <mo stretchy="false">=</mo>
              <mrow>
                <mspace width="0.5em"/>
                <mo stretchy="false">−</mo>
                <mrow>
                  <mo fence="true" stretchy="false">(</mo>
                  <mrow>
                    <mrow>
                      <mn>4</mn>
                      <mrow>
                        <msubsup>
                          <mi mathvariant="italic">aCP</mi>
                          <mrow>
                            <mn>2</mn>
                            <mi>x</mi>
                          </mrow>
                          <mn>3</mn>
                        </msubsup>
                        <mo stretchy="false">−</mo>
                        <mn>6</mn>
                      </mrow>
                      <mi>a</mi>
                      <mrow>
                        <mo fence="true" stretchy="false">(</mo>
                        <mrow>
                          <mrow>
                            <msub>
                              <mi mathvariant="italic">IP</mi>
                              <mrow>
                                <mn>0</mn>
                                <mi>x</mi>
                              </mrow>
                            </msub>
                            <mo stretchy="false">+</mo>
                            <msub>
                              <mi mathvariant="italic">IP</mi>
                              <mrow>
                                <mn>1</mn>
                                <mi>x</mi>
                              </mrow>
                            </msub>
                          </mrow>
                        </mrow>
                        <mo fence="true" stretchy="false">)</mo>
                      </mrow>
                      <mrow>
                        <msubsup>
                          <mi mathvariant="italic">CP</mi>
                          <mrow>
                            <mn>2</mn>
                            <mi>x</mi>
                          </mrow>
                          <mn>2</mn>
                        </msubsup>
                        <mo stretchy="false">+</mo>
                        <mn>24</mn>
                      </mrow>
                      <msub>
                        <mi mathvariant="italic">aIP</mi>
                        <mrow>
                          <mn>0</mn>
                          <mi>x</mi>
                        </mrow>
                      </msub>
                      <msub>
                        <mi mathvariant="italic">IP</mi>
                        <mrow>
                          <mn>1</mn>
                          <mi>x</mi>
                        </mrow>
                      </msub>
                      <msub>
                        <mi mathvariant="italic">CP</mi>
                        <mrow>
                          <mn>2</mn>
                          <mi>x</mi>
                        </mrow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>
          <mstyle mathvariant="bold">
            <mrow>
              <mi>d</mi>
              <mrow>
                <mspace width="0.5em"/>
                <mo stretchy="false">=</mo>
                <mrow>
                  <mspace width="0.5em"/>
                  <mo stretchy="false">−</mo>
                  <mn>2</mn>
                </mrow>
              </mrow>
              <mi>a</mi>
              <mrow>
                <mo fence="true" stretchy="false">(</mo>
                <mrow>
                  <mrow>
                    <mn>2</mn>
                    <mrow>
                      <msubsup>
                        <mi mathvariant="italic">CP</mi>
                        <mrow>
                          <mn>2</mn>
                          <mi>x</mi>
                        </mrow>
                        <mn>3</mn>
                      </msubsup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sub>
                            <mi mathvariant="italic">IP</mi>
                            <mrow>
                              <mn>0</mn>
                              <mi>x</mi>
                            </mrow>
                          </msub>
                          <mo stretchy="false">+</mo>
                          <msub>
                            <mi mathvariant="italic">IP</mi>
                            <mrow>
                              <mn>1</mn>
                              <mi>x</mi>
                            </mrow>
                          </msub>
                        </mrow>
                      </mrow>
                      <mo fence="true" stretchy="false">)</mo>
                    </mrow>
                    <mrow>
                      <msubsup>
                        <mi mathvariant="italic">CP</mi>
                        <mrow>
                          <mn>2</mn>
                          <mi>x</mi>
                        </mrow>
                        <mn>2</mn>
                      </msubsup>
                      <mo stretchy="false">+</mo>
                      <mn>12</mn>
                    </mrow>
                    <msub>
                      <mi mathvariant="italic">IP</mi>
                      <mrow>
                        <mn>0</mn>
                        <mi>x</mi>
                      </mrow>
                    </msub>
                    <msub>
                      <mi mathvariant="italic">IP</mi>
                      <mrow>
                        <mn>1</mn>
                        <mi>x</mi>
                      </mrow>
                    </msub>
                    <msub>
                      <mi mathvariant="italic">CP</mi>
                      <mrow>
                        <mn>2</mn>
                        <mi>x</mi>
                      </mrow>
                    </msub>
                  </mrow>
                </mrow>
                <mo fence="true" stretchy="false">)</mo>
              </mrow>
            </mrow>
          </mstyle>
        </mtd>
      </mtr>
    </mtable>
    <annotation encoding="StarMath 5.0">4aCP_2x^3 + 3bCP_2x^2 + 2cCP_2x + d `=` 0
newline
newline
d `=` -( 4aCP_2x^3 - 6a(IP_0x + IP_1x)CP_2x^2 + 24aIP_0x IP_1x CP_2x )
newline
newline
bold { d `=` -2a(2CP_2x^3 - 3(IP_0x + IP_1x)CP_2x^2 + 12IP_0x IP_1x CP_2x ) 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 mathvariant="italic">IP</mi>
                  <mrow>
                    <mn>0</mn>
                    <mi>x</mi>
                  </mrow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 mathvariant="italic">IP</mi>
              <mrow>
                <mn>0</mn>
                <mi>y</mi>
              </mrow>
            </msub>
          </mrow>
        </mtd>
      </mtr>
      <mtr>
        <mtd>
          <mrow>
            <mi>e</mi>
            <mrow>
              <mspace width="0.5em"/>
              <mo stretchy="false">=</mo>
              <mspace width="0.5em"/>
            </mrow>
            <mrow>
              <msub>
                <mi mathvariant="italic">IP</mi>
                <mrow>
                  <mn>0</mn>
                  <mi>y</mi>
                </mrow>
              </msub>
              <mo stretchy="false">−</mo>
              <mrow>
                <mo fence="true" stretchy="false">(</mo>
                <mrow>
                  <mrow>
                    <msubsup>
                      <mi mathvariant="italic">aIP</mi>
                      <mrow>
                        <mn>0</mn>
                        <mi>x</mi>
                      </mrow>
                      <mn>4</mn>
                    </msubsup>
                    <mo stretchy="false">+</mo>
                    <msubsup>
                      <mi mathvariant="italic">bIP</mi>
                      <mrow>
                        <mn>0</mn>
                        <mi>x</mi>
                      </mrow>
                      <mn>3</mn>
                    </msubsup>
                    <mo stretchy="false">+</mo>
                    <msubsup>
                      <mi mathvariant="italic">cIP</mi>
                      <mrow>
                        <mn>0</mn>
                        <mi>x</mi>
                      </mrow>
                      <mn>2</mn>
                    </msubsup>
                    <mo stretchy="false">+</mo>
                    <msub>
                      <mi mathvariant="italic">dIP</mi>
                      <mrow>
                        <mn>0</mn>
                        <mi>x</mi>
                      </mrow>
                    </msub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e</mi>
            <mrow>
              <mspace width="0.5em"/>
              <mo stretchy="false">=</mo>
              <mspace width="0.5em"/>
            </mrow>
            <mrow>
              <msub>
                <mi mathvariant="italic">IP</mi>
                <mrow>
                  <mn>0</mn>
                  <mi>y</mi>
                </mrow>
              </msub>
              <mo stretchy="false">−</mo>
              <mrow>
                <mo fence="true" stretchy="false">(</mo>
                <mrow>
                  <mrow>
                    <mrow>
                      <msubsup>
                        <mi mathvariant="italic">aIP</mi>
                        <mrow>
                          <mn>0</mn>
                          <mi>x</mi>
                        </mrow>
                        <mn>4</mn>
                      </msubsup>
                      <mo stretchy="false">−</mo>
                      <mn>2</mn>
                    </mrow>
                    <mi>a</mi>
                    <mrow>
                      <mo fence="true" stretchy="false">(</mo>
                      <mrow>
                        <mrow>
                          <msub>
                            <mi mathvariant="italic">IP</mi>
                            <mrow>
                              <mn>0</mn>
                              <mi>x</mi>
                            </mrow>
                          </msub>
                          <mo stretchy="false">+</mo>
                          <msub>
                            <mi mathvariant="italic">IP</mi>
                            <mrow>
                              <mn>1</mn>
                              <mi>x</mi>
                            </mrow>
                          </msub>
                        </mrow>
                      </mrow>
                      <mo fence="true" stretchy="false">)</mo>
                    </mrow>
                    <mrow>
                      <msubsup>
                        <mi mathvariant="italic">IP</mi>
                        <mrow>
                          <mn>0</mn>
                          <mi>x</mi>
                        </mrow>
                        <mn>3</mn>
                      </msubsup>
                      <mo stretchy="false">+</mo>
                      <mn>12</mn>
                    </mrow>
                    <msubsup>
                      <mi mathvariant="italic">aIP</mi>
                      <mrow>
                        <mn>0</mn>
                        <mi>x</mi>
                      </mrow>
                      <mn>3</mn>
                    </msubsup>
                    <mrow>
                      <msub>
                        <mi mathvariant="italic">IP</mi>
                        <mrow>
                          <mn>1</mn>
                          <mi>x</mi>
                        </mrow>
                      </msub>
                      <mo stretchy="false">+</mo>
                      <msub>
                        <mi mathvariant="italic">dIP</mi>
                        <mrow>
                          <mn>0</mn>
                          <mi>x</mi>
                        </mrow>
                      </msub>
                    </mrow>
                  </mrow>
                </mrow>
                <mo fence="true" stretchy="false">)</mo>
              </mrow>
            </mrow>
          </mrow>
        </mtd>
      </mtr>
      <mtr>
        <mtd>
          <mstyle mathvariant="bold">
            <mrow>
              <mi>e</mi>
              <mrow>
                <mspace width="0.5em"/>
                <mo stretchy="false">=</mo>
                <mspace width="0.5em"/>
              </mrow>
              <mrow>
                <msub>
                  <mi mathvariant="italic">IP</mi>
                  <mrow>
                    <mn>0</mn>
                    <mi>y</mi>
                  </mrow>
                </msub>
                <mo stretchy="false">−</mo>
                <mrow>
                  <mo fence="true" stretchy="false">(</mo>
                  <mrow>
                    <mrow>
                      <mn>10</mn>
                      <msubsup>
                        <mi mathvariant="italic">aIP</mi>
                        <mrow>
                          <mn>0</mn>
                          <mi>x</mi>
                        </mrow>
                        <mn>3</mn>
                      </msubsup>
                      <msub>
                        <mi mathvariant="italic">IP</mi>
                        <mrow>
                          <mn>1</mn>
                          <mi>x</mi>
                        </mrow>
                      </msub>
                      <mrow>
                        <mspace width="0.5em"/>
                        <mo stretchy="false">−</mo>
                        <mspace width="0.5em"/>
                      </mrow>
                      <mrow>
                        <msubsup>
                          <mi mathvariant="italic">aIP</mi>
                          <mrow>
                            <mn>0</mn>
                            <mi>x</mi>
                          </mrow>
                          <mn>4</mn>
                        </msubsup>
                        <mo stretchy="false">+</mo>
                        <msub>
                          <mi mathvariant="italic">dIP</mi>
                          <mrow>
                            <mn>0</mn>
                            <mi>x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style>
        </mtd>
      </mtr>
    </mtable>
    <annotation encoding="StarMath 5.0">f( IP_0x )`=`IP_0y
newline
e `=`IP_0y -( aIP_0x^4 + bIP_0x^3 + cIP_0x^2 + dIP_0x)
newline
newline
e `=` IP_0y - ( aIP_0x^4 -2a(IP_0x+IP_1x)IP_0x^3 + 12aIP_0x^3 IP_1x + dIP_0x)
newline
bold { e `=` IP_0y - (10aIP_0x^3 IP_1x ` - ` aIP_0x^4 + dIP_0x) }</annotation>
  </semantics>
</math>
</file>

<file path=Object 17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 mathvariant="italic">CP</mi>
                  <mrow>
                    <mn>0</mn>
                    <mi>x</mi>
                  </mrow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 mathvariant="italic">CP</mi>
              <mrow>
                <mn>0</mn>
                <mi>y</mi>
              </mrow>
            </msub>
          </mrow>
        </mtd>
      </mtr>
      <mtr>
        <mtd>
          <mrow>
            <mrow>
              <msubsup>
                <mi mathvariant="italic">aCP</mi>
                <mrow>
                  <mn>0</mn>
                  <mi>x</mi>
                </mrow>
                <mn>4</mn>
              </msubsup>
              <mo stretchy="false">−</mo>
              <mn>2</mn>
            </mrow>
            <mi>a</mi>
            <mrow>
              <mo fence="true" stretchy="false">(</mo>
              <mrow>
                <mrow>
                  <msub>
                    <mi mathvariant="italic">IP</mi>
                    <mrow>
                      <mn>0</mn>
                      <mi>x</mi>
                    </mrow>
                  </msub>
                  <mo stretchy="false">+</mo>
                  <msub>
                    <mi mathvariant="italic">IP</mi>
                    <mrow>
                      <mn>1</mn>
                      <mi>x</mi>
                    </mrow>
                  </msub>
                </mrow>
              </mrow>
              <mo fence="true" stretchy="false">)</mo>
            </mrow>
            <mrow>
              <msubsup>
                <mi mathvariant="italic">CP</mi>
                <mrow>
                  <mn>0</mn>
                  <mi>x</mi>
                </mrow>
                <mn>3</mn>
              </msubsup>
              <mo stretchy="false">+</mo>
              <mn>12</mn>
            </mrow>
            <msub>
              <mi mathvariant="italic">aIP</mi>
              <mrow>
                <mn>0</mn>
                <mi>x</mi>
              </mrow>
            </msub>
            <msub>
              <mi mathvariant="italic">IP</mi>
              <mrow>
                <mn>1</mn>
                <mi>x</mi>
              </mrow>
            </msub>
            <mrow>
              <msubsup>
                <mi mathvariant="italic">CP</mi>
                <mrow>
                  <mn>0</mn>
                  <mi>x</mi>
                </mrow>
                <mn>2</mn>
              </msubsup>
              <mo stretchy="false">+</mo>
              <msub>
                <mi mathvariant="italic">dCP</mi>
                <mrow>
                  <mn>0</mn>
                  <mi>x</mi>
                </mrow>
              </msub>
              <mo stretchy="false">+</mo>
              <mi>e</mi>
            </mrow>
            <mrow>
              <mspace width="0.5em"/>
              <mo stretchy="false">=</mo>
              <mspace width="0.5em"/>
            </mrow>
            <msub>
              <mi mathvariant="italic">CP</mi>
              <mrow>
                <mn>0</mn>
                <mi>y</mi>
              </mrow>
            </msub>
          </mrow>
        </mtd>
      </mtr>
      <mtr>
        <mtd>
          <mrow/>
        </mtd>
      </mtr>
      <mtr>
        <mtd>
          <mrow>
            <mrow>
              <msub>
                <mi mathvariant="italic">CP</mi>
                <mrow>
                  <mn>0</mn>
                  <mi>y</mi>
                </mrow>
              </msub>
              <mo stretchy="false">−</mo>
              <msub>
                <mi mathvariant="italic">IP</mi>
                <mrow>
                  <mn>0</mn>
                  <mi>y</mi>
                </mrow>
              </msub>
            </mrow>
            <mrow>
              <mspace width="0.5em"/>
              <mo stretchy="false">=</mo>
              <mspace width="0.5em"/>
            </mrow>
            <mrow>
              <msubsup>
                <mi mathvariant="italic">aCP</mi>
                <mrow>
                  <mn>0</mn>
                  <mi>x</mi>
                </mrow>
                <mn>4</mn>
              </msubsup>
              <mo stretchy="false">−</mo>
              <mn>2</mn>
            </mrow>
            <mi>a</mi>
            <mrow>
              <mo fence="true" stretchy="false">(</mo>
              <mrow>
                <mrow>
                  <msub>
                    <mi mathvariant="italic">IP</mi>
                    <mrow>
                      <mn>0</mn>
                      <mi>x</mi>
                    </mrow>
                  </msub>
                  <mo stretchy="false">+</mo>
                  <msub>
                    <mi mathvariant="italic">IP</mi>
                    <mrow>
                      <mn>1</mn>
                      <mi>x</mi>
                    </mrow>
                  </msub>
                </mrow>
              </mrow>
              <mo fence="true" stretchy="false">)</mo>
            </mrow>
            <mrow>
              <msubsup>
                <mi mathvariant="italic">CP</mi>
                <mrow>
                  <mn>0</mn>
                  <mi>x</mi>
                </mrow>
                <mn>3</mn>
              </msubsup>
              <mo stretchy="false">+</mo>
              <mn>12</mn>
            </mrow>
            <msub>
              <mi mathvariant="italic">aIP</mi>
              <mrow>
                <mn>0</mn>
                <mi>x</mi>
              </mrow>
            </msub>
            <msub>
              <mi mathvariant="italic">IP</mi>
              <mrow>
                <mn>1</mn>
                <mi>x</mi>
              </mrow>
            </msub>
            <msubsup>
              <mi mathvariant="italic">CP</mi>
              <mrow>
                <mn>0</mn>
                <mi>x</mi>
              </mrow>
              <mn>2</mn>
            </msubsup>
          </mrow>
        </mtd>
      </mtr>
      <mtr>
        <mtd>
          <mrow>
            <mrow>
              <mo stretchy="false">−</mo>
              <mn>2</mn>
            </mrow>
            <mi>a</mi>
            <mrow>
              <mo fence="true" stretchy="false">(</mo>
              <mrow>
                <mrow>
                  <mn>2</mn>
                  <mrow>
                    <msubsup>
                      <mi mathvariant="italic">CP</mi>
                      <mrow>
                        <mn>2</mn>
                        <mi>x</mi>
                      </mrow>
                      <mn>3</mn>
                    </msubsup>
                    <mo stretchy="false">−</mo>
                    <mn>3</mn>
                  </mrow>
                  <mrow>
                    <mo fence="true" stretchy="false">(</mo>
                    <mrow>
                      <mrow>
                        <msub>
                          <mi mathvariant="italic">IP</mi>
                          <mrow>
                            <mn>0</mn>
                            <mi>x</mi>
                          </mrow>
                        </msub>
                        <mo stretchy="false">+</mo>
                        <msub>
                          <mi mathvariant="italic">IP</mi>
                          <mrow>
                            <mn>1</mn>
                            <mi>x</mi>
                          </mrow>
                        </msub>
                      </mrow>
                    </mrow>
                    <mo fence="true" stretchy="false">)</mo>
                  </mrow>
                  <mrow>
                    <msubsup>
                      <mi mathvariant="italic">CP</mi>
                      <mrow>
                        <mn>2</mn>
                        <mi>x</mi>
                      </mrow>
                      <mn>2</mn>
                    </msubsup>
                    <mo stretchy="false">+</mo>
                    <mn>12</mn>
                  </mrow>
                  <msub>
                    <mi mathvariant="italic">IP</mi>
                    <mrow>
                      <mn>0</mn>
                      <mi>x</mi>
                    </mrow>
                  </msub>
                  <msub>
                    <mi mathvariant="italic">IP</mi>
                    <mrow>
                      <mn>1</mn>
                      <mi>x</mi>
                    </mrow>
                  </msub>
                  <msub>
                    <mi mathvariant="italic">CP</mi>
                    <mrow>
                      <mn>2</mn>
                      <mi>x</mi>
                    </mrow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italic">CP</mi>
                    <mrow>
                      <mn>0</mn>
                      <mi>x</mi>
                    </mrow>
                  </msub>
                  <mo stretchy="false">−</mo>
                  <msub>
                    <mi mathvariant="italic">IP</mi>
                    <mrow>
                      <mn>0</mn>
                      <mi>x</mi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o stretchy="false">−</mo>
              <mn>10</mn>
            </mrow>
            <mrow>
              <msubsup>
                <mi mathvariant="italic">aIP</mi>
                <mrow>
                  <mn>0</mn>
                  <mi>x</mi>
                </mrow>
                <mn>3</mn>
              </msubsup>
              <mo stretchy="false">+</mo>
              <msubsup>
                <mi mathvariant="italic">aIP</mi>
                <mrow>
                  <mn>0</mn>
                  <mi>x</mi>
                </mrow>
                <mn>4</mn>
              </msubsup>
            </mrow>
          </mrow>
        </mtd>
      </mtr>
    </mtable>
    <annotation encoding="StarMath 5.0">f( CP_0x )`=`CP_0y
newline
aCP_0x^4 - 2a( IP_0x + IP_1x )CP_0x^3 + 12aIP_0x IP_1x CP_0x^2 + dCP_0x + e `=` CP_0y
newline
newline
CP_0y - IP_0y`=` aCP_0x^4 - 2a( IP_0x + IP_1x )CP_0x^3 + 12aIP_0x IP_1x CP_0x^2 newline -2a(2CP_2x^3 - 3(IP_0x + IP_1x)CP_2x^2 + 12IP_0x IP_1x CP_2x )(CP_0x - IP_0x) newline
-10aIP_0x^3 + aIP_0x^4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space width="0.5em"/>
            <mi>;</mi>
            <mspace width="0.5em"/>
            <mi>a</mi>
            <mi>,</mi>
            <mi>b</mi>
            <mi>,</mi>
            <mi>c</mi>
            <mi>,</mi>
            <mi>d</mi>
            <mi>,</mi>
            <mi>e</mi>
          </mrow>
        </mrow>
        <mo fence="true" stretchy="false">)</mo>
      </mrow>
      <mrow>
        <mspace width="0.5em"/>
        <mo stretchy="false">≝</mo>
        <mspace width="0.5em"/>
      </mrow>
      <mrow>
        <msup>
          <mi mathvariant="italic">ax</mi>
          <mn>4</mn>
        </msup>
        <mo stretchy="false">+</mo>
        <msup>
          <mi mathvariant="italic">bx</mi>
          <mn>3</mn>
        </msup>
        <mo stretchy="false">+</mo>
        <msup>
          <mi mathvariant="italic">cx</mi>
          <mn>2</mn>
        </msup>
        <mo stretchy="false">+</mo>
        <mi mathvariant="italic">dx</mi>
        <mo stretchy="false">+</mo>
        <mi>e</mi>
      </mrow>
    </mrow>
    <annotation encoding="StarMath 5.0">f( x`;`a,b,c,d,e )`def`ax^4+bx^3+cx^2+dx+e</annotation>
  </semantics>
</math>
</file>

<file path=Object 3/content.xml><?xml version="1.0" encoding="utf-8"?>
<math xmlns="http://www.w3.org/1998/Math/MathML" display="block">
  <semantics>
    <mrow>
      <mi>a</mi>
      <mrow>
        <mspace width="0.5em"/>
        <mo stretchy="false">≠</mo>
        <mspace width="0.5em"/>
      </mrow>
      <mn>0</mn>
    </mrow>
    <annotation encoding="StarMath 5.0">a`&lt;&gt;`0</annotation>
  </semantics>
</math>
</file>

<file path=Object 4/content.xml><?xml version="1.0" encoding="utf-8"?>
<math xmlns="http://www.w3.org/1998/Math/MathML" display="block">
  <semantics>
    <mtable>
      <mtr>
        <mtd>
          <mrow>
            <mi>g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≝</mo>
              <mspace width="0.5em"/>
            </mrow>
            <mfrac>
              <mrow>
                <mi>δ</mi>
                <mi>f</mi>
              </mrow>
              <mrow>
                <mi>δ</mi>
                <mi>x</mi>
              </mrow>
            </mfrac>
            <mrow>
              <mspace width="0.5em"/>
              <mo stretchy="false">=</mo>
              <mspace width="0.5em"/>
            </mrow>
            <mn>4</mn>
            <mrow>
              <msup>
                <mi mathvariant="italic">ax</mi>
                <mn>3</mn>
              </msup>
              <mo stretchy="false">+</mo>
              <mn>3</mn>
            </mrow>
            <mrow>
              <msup>
                <mi mathvariant="italic">bx</mi>
                <mn>2</mn>
              </msup>
              <mo stretchy="false">+</mo>
              <mn>2</mn>
            </mrow>
            <mrow>
              <mi mathvariant="italic">cx</mi>
              <mo stretchy="false">+</mo>
              <mi>d</mi>
            </mrow>
          </mrow>
        </mtd>
      </mtr>
      <mtr>
        <mtd>
          <mrow>
            <mi>h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≝</mo>
              <mspace width="0.5em"/>
            </mrow>
            <mfrac>
              <mrow>
                <mi>δ</mi>
                <mi>g</mi>
              </mrow>
              <mrow>
                <mi>δ</mi>
                <mi>x</mi>
              </mrow>
            </mfrac>
            <mrow>
              <mspace width="0.5em"/>
              <mo stretchy="false">=</mo>
              <mspace width="0.5em"/>
            </mrow>
            <mn>12</mn>
            <mrow>
              <msup>
                <mi mathvariant="italic">ax</mi>
                <mn>2</mn>
              </msup>
              <mo stretchy="false">+</mo>
              <mn>6</mn>
            </mrow>
            <mrow>
              <mi mathvariant="italic">bx</mi>
              <mo stretchy="false">+</mo>
              <mn>2</mn>
            </mrow>
            <mi>c</mi>
          </mrow>
        </mtd>
      </mtr>
      <mtr>
        <mtd>
          <mrow>
            <mi>r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≝</mo>
              <mspace width="0.5em"/>
            </mrow>
            <mfrac>
              <mrow>
                <mi>δ</mi>
                <mi>h</mi>
              </mrow>
              <mrow>
                <mi>δ</mi>
                <mi>x</mi>
              </mrow>
            </mfrac>
            <mrow>
              <mspace width="0.5em"/>
              <mo stretchy="false">=</mo>
              <mspace width="0.5em"/>
            </mrow>
            <mn>24</mn>
            <mrow>
              <mi mathvariant="italic">ax</mi>
              <mo stretchy="false">+</mo>
              <mn>6</mn>
            </mrow>
            <mi>b</mi>
          </mrow>
        </mtd>
      </mtr>
    </mtable>
    <annotation encoding="StarMath 5.0">g( x )`def`{ %delta f } over { %delta x }`=`4ax^3+3bx^2+2cx+d
newline
h( x )`def`{ %delta g } over { %delta x } `=` 12ax^2+6bx+2c
newline
r( x )`def`{ %delta h } over { %delta x }`=`24ax+6b</annotation>
  </semantics>
</math>
</file>

<file path=Object 5/content.xml><?xml version="1.0" encoding="utf-8"?>
<math xmlns="http://www.w3.org/1998/Math/MathML" display="block">
  <semantics>
    <mrow>
      <msub>
        <mi mathvariant="italic">Ex</mi>
        <mi>x</mi>
      </msub>
      <mrow>
        <mo fence="true" stretchy="false">(</mo>
        <mrow>
          <mi>h</mi>
        </mrow>
        <mo fence="true" stretchy="false">)</mo>
      </mrow>
      <mrow>
        <mspace width="0.5em"/>
        <mo stretchy="false">=</mo>
        <mspace width="0.5em"/>
      </mrow>
      <mfrac>
        <mrow>
          <msub>
            <mi mathvariant="italic">IP</mi>
            <mrow>
              <mn>0</mn>
              <mi>x</mi>
            </mrow>
          </msub>
          <mo stretchy="false">+</mo>
          <msub>
            <mi mathvariant="italic">IP</mi>
            <mrow>
              <mn>1</mn>
              <mi>x</mi>
            </mrow>
          </msub>
        </mrow>
        <mn>2</mn>
      </mfrac>
    </mrow>
    <annotation encoding="StarMath 5.0">Ex_x( h )`=`{ IP_0x + IP_1x } over 2</annotation>
  </semantics>
</math>
</file>

<file path=Object 6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 mathvariant="italic">Ex</mi>
              <mi>x</mi>
            </msub>
            <mrow>
              <mo fence="true" stretchy="false">(</mo>
              <mrow>
                <mi>h</mi>
              </mrow>
              <mo fence="true" stretchy="false">)</mo>
            </mrow>
          </mrow>
        </mrow>
        <mo fence="true" stretchy="false">)</mo>
      </mrow>
      <mrow>
        <mspace width="0.5em"/>
        <mo stretchy="false">=</mo>
        <mspace width="0.5em"/>
      </mrow>
      <mn>0</mn>
    </mrow>
    <annotation encoding="StarMath 5.0">r( Ex_x(h) )`=`0</annotation>
  </semantics>
</math>
</file>

<file path=Object 7/content.xml><?xml version="1.0" encoding="utf-8"?>
<math xmlns="http://www.w3.org/1998/Math/MathML" display="block">
  <semantics>
    <mtable>
      <mtr>
        <mtd>
          <mrow>
            <mn>24</mn>
            <msub>
              <mi mathvariant="italic">aEx</mi>
              <mi>x</mi>
            </msub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+</mo>
              <mn>6</mn>
            </mrow>
            <mi>b</mi>
            <mrow>
              <mspace width="0.5em"/>
              <mo stretchy="false">=</mo>
              <mspace width="0.5em"/>
            </mrow>
            <mn>0</mn>
          </mrow>
        </mtd>
      </mtr>
      <mtr>
        <mtd>
          <mrow/>
        </mtd>
      </mtr>
      <mtr>
        <mtd>
          <mstyle mathvariant="bold">
            <mrow>
              <mi>b</mi>
              <mrow>
                <mspace width="0.5em"/>
                <mo stretchy="false">=</mo>
                <mrow>
                  <mspace width="0.5em"/>
                  <mo stretchy="false">−</mo>
                  <mn>4</mn>
                </mrow>
              </mrow>
              <msub>
                <mi mathvariant="italic">aEx</mi>
                <mi>x</mi>
              </msub>
              <mrow>
                <mo fence="true" stretchy="false">(</mo>
                <mrow>
                  <mi>h</mi>
                </mrow>
                <mo fence="true" stretchy="false">)</mo>
              </mrow>
              <mrow>
                <mspace width="0.5em"/>
                <mo stretchy="false">=</mo>
                <mrow>
                  <mspace width="0.5em"/>
                  <mo stretchy="false">−</mo>
                  <mn>2</mn>
                </mrow>
              </mrow>
              <mi>a</mi>
              <mrow>
                <mo fence="true" stretchy="false">(</mo>
                <mrow>
                  <mrow>
                    <msub>
                      <mi mathvariant="italic">IP</mi>
                      <mrow>
                        <mn>0</mn>
                        <mi>x</mi>
                      </mrow>
                    </msub>
                    <mo stretchy="false">+</mo>
                    <msub>
                      <mi mathvariant="italic">IP</mi>
                      <mrow>
                        <mn>1</mn>
                        <mi>x</mi>
                      </mrow>
                    </msub>
                  </mrow>
                </mrow>
                <mo fence="true" stretchy="false">)</mo>
              </mrow>
            </mrow>
          </mstyle>
        </mtd>
      </mtr>
    </mtable>
    <annotation encoding="StarMath 5.0">24aEx_x( h )+6b`=`0
newline
newline
bold {b `=` -4aEx_x( h )`=`-2a(IP_0x + IP_1x)}</annotation>
  </semantics>
</math>
</file>

<file path=Object 8/content.xml><?xml version="1.0" encoding="utf-8"?>
<math xmlns="http://www.w3.org/1998/Math/MathML" display="block">
  <semantics>
    <mrow>
      <mi>h</mi>
      <mrow>
        <mo fence="true" stretchy="false">(</mo>
        <mrow>
          <msub>
            <mi mathvariant="italic">ip</mi>
            <mi>x</mi>
          </msub>
        </mrow>
        <mo fence="true" stretchy="false">)</mo>
      </mrow>
      <mrow>
        <mspace width="0.5em"/>
        <mo stretchy="false">=</mo>
        <mspace width="0.5em"/>
      </mrow>
      <mn>0</mn>
    </mrow>
    <annotation encoding="StarMath 5.0">h( ip_x )`=`0</annotation>
  </semantics>
</math>
</file>

<file path=Object 9/content.xml><?xml version="1.0" encoding="utf-8"?>
<math xmlns="http://www.w3.org/1998/Math/MathML" display="block">
  <semantics>
    <mrow>
      <msub>
        <mi mathvariant="italic">ip</mi>
        <mi>x</mi>
      </msub>
      <mo stretchy="false">∈</mo>
      <mrow>
        <mo fence="true" stretchy="false">{</mo>
        <mrow>
          <mrow>
            <msub>
              <mi mathvariant="italic">IP</mi>
              <mrow>
                <mn>0</mn>
                <mi>x</mi>
              </mrow>
            </msub>
            <mi>,</mi>
            <msub>
              <mi mathvariant="italic">IP</mi>
              <mrow>
                <mn>1</mn>
                <mi>x</mi>
              </mrow>
            </msub>
          </mrow>
        </mrow>
        <mo fence="true" stretchy="false">}</mo>
      </mrow>
    </mrow>
    <annotation encoding="StarMath 5.0">ip_x in lbrace IP_0x, IP_1x rbrace</annotation>
  </semantics>
</math>
</file>